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ymbol" fo:font-size="16pt" style:font-name-asian="Symbol" style:font-size-asian="16pt" style:font-name-complex="Symbol" style:font-size-complex="16pt"/>
    </style:style>
    <style:style style:name="T4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5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6" style:family="text">
      <style:text-properties style:font-name="Liberation Sans" fo:font-size="16pt" style:font-name-asian="Symbol" style:font-size-asian="16pt" style:font-name-complex="Symbol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Symbol" fo:font-size="18pt" style:font-name-asian="Symbol" style:font-size-asian="18pt" style:font-name-complex="Symbol" style:font-size-complex="18pt"/>
    </style:style>
    <style:style style:name="T9" style:family="text">
      <style:text-properties style:font-name="Liberation Sans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6cm" svg:height="0.988cm" svg:x="8.601cm" svg:y="6.184cm">
          <draw:text-box>
            <text:p text:style-name="P3"><text:span text:style-name="T2">X </text:span><text:span text:style-name="T3">Ç</text:span><text:span text:style-name="T4"> Y </text:span><text:span text:style-name="T3">Ç Z</text:span></text:p>
          </draw:text-box>
        </draw:frame>
        <draw:frame draw:style-name="gr2" draw:text-style-name="P3" draw:layer="layout" svg:width="18.846cm" svg:height="0.988cm" svg:x="1.01cm" svg:y="1.452cm">
          <draw:text-box>
            <text:p text:style-name="P3"><text:span text:style-name="T5">│</text:span><text:span text:style-name="T2">X </text:span><text:span text:style-name="T3">È</text:span><text:span text:style-name="T4"> Y </text:span><text:span text:style-name="T3">È Z </text:span><text:span text:style-name="T5">│= │X│+│Y│+│Z│-│X </text:span><text:span text:style-name="T3">Ç </text:span><text:span text:style-name="T4">Y</text:span><text:span text:style-name="T5">│-│X </text:span><text:span text:style-name="T3">Ç </text:span><text:span text:style-name="T6">Z</text:span><text:span text:style-name="T5">│-│Y </text:span><text:span text:style-name="T3">Ç </text:span><text:span text:style-name="T6">Z</text:span><text:span text:style-name="T5">│+│X </text:span><text:span text:style-name="T3">Ç </text:span><text:span text:style-name="T4">Y </text:span><text:span text:style-name="T3">Ç Z</text:span><text:span text:style-name="T5">│</text:span></text:p>
          </draw:text-box>
        </draw:frame>
        <draw:frame draw:style-name="gr2" draw:text-style-name="P4" draw:layer="layout" svg:width="2.178cm" svg:height="1.081cm" svg:x="8.884cm" svg:y="4.518cm">
          <draw:text-box>
            <text:p text:style-name="P4"><text:span text:style-name="T7">X </text:span><text:span text:style-name="T8">Ç</text:span><text:span text:style-name="T9"> Y</text:span></text:p>
          </draw:text-box>
        </draw:frame>
        <draw:frame draw:style-name="gr2" draw:text-style-name="P4" draw:layer="layout" svg:width="2.157cm" svg:height="1.081cm" svg:x="6.984cm" svg:y="7.019cm">
          <draw:text-box>
            <text:p text:style-name="P4"><text:span text:style-name="T7">X </text:span><text:span text:style-name="T8">Ç</text:span><text:span text:style-name="T9"> Z</text:span></text:p>
          </draw:text-box>
        </draw:frame>
        <draw:frame draw:style-name="gr2" draw:text-style-name="P4" draw:layer="layout" svg:width="2.157cm" svg:height="1.081cm" svg:x="11.385cm" svg:y="6.92cm">
          <draw:text-box>
            <text:p text:style-name="P4"><text:span text:style-name="T7">X </text:span><text:span text:style-name="T8">Ç</text:span><text:span text:style-name="T9"> 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10:55.558231945</dc:date>
    <dc:creator>elucterio </dc:creator>
    <meta:editing-duration>PT11H48M17S</meta:editing-duration>
    <meta:editing-cycles>2</meta:editing-cycles>
    <meta:generator>LibreOffice/4.2.8.2$Linux_X86_64 LibreOffice_project/420m0$Build-2</meta:generator>
    <meta:document-statistic meta:object-count="8"/>
  </office:meta>
</office:document-meta>
</file>